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ab959"/>
    </style:style>
    <style:style style:name="P2" style:family="paragraph" style:parent-style-name="Preformatted_20_Text">
      <style:paragraph-properties fo:orphans="1" style:writing-mode="lr-tb"/>
      <style:text-properties officeooo:paragraph-rsid="000ab959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ab959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0ab959"/>
    </style:style>
    <style:style style:name="P5" style:family="paragraph" style:parent-style-name="Text_20_body">
      <style:paragraph-properties fo:orphans="1"/>
      <style:text-properties officeooo:paragraph-rsid="000ab9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Higher-Dimensional Spectral Operator for Prime Residues</text:span></text:p>
      <text:p text:style-name="P2"/>
      <text:p text:style-name="P2"><text:span text:style-name="Source_20_Text">def higher_dimensional_spectral_operator(prime_residues):</text:span></text:p>
      <text:p text:style-name="P2"><text:span text:style-name="Source_20_Text"><text:s text:c="4"/>"""Constructs a higher-dimensional spectral operator incorporating modular interactions."""</text:span></text:p>
      <text:p text:style-name="P2"><text:span text:style-name="Source_20_Text"><text:s text:c="4"/>N = len(prime_residues)</text:span></text:p>
      <text:p text:style-name="P2"><text:span text:style-name="Source_20_Text"><text:s text:c="4"/>H = np.zeros((N, N))</text:span></text:p>
      <text:p text:style-name="P2"/>
      <text:p text:style-name="P2"><text:span text:style-name="Source_20_Text"><text:s text:c="4"/>for i in range(N):</text:span></text:p>
      <text:p text:style-name="P2"><text:span text:style-name="Source_20_Text"><text:s text:c="8"/>for j in range(N):</text:span></text:p>
      <text:p text:style-name="P2"><text:span text:style-name="Source_20_Text"><text:s text:c="12"/>distance = np.abs(i - j) / N</text:span></text:p>
      <text:p text:style-name="P2"><text:span text:style-name="Source_20_Text"><text:s text:c="12"/>H[i, j] = np.exp(-distance) * np.sin(np.pi * prime_residues[i] / 3) <text:s/># First-order interaction</text:span></text:p>
      <text:p text:style-name="P2"><text:span text:style-name="Source_20_Text"><text:s text:c="12"/>H[i, j] += np.exp(-distance**2) * np.cos(2 * np.pi * prime_residues[j] / 3) <text:s/># Second-order interaction</text:span></text:p>
      <text:p text:style-name="P2"><text:span text:style-name="Source_20_Text"><text:s text:c="12"/>H[i, j] += (1 / (1 + distance)) * np.sin(3 * np.pi * prime_residues[i] * prime_residues[j] / 9) <text:s/># Higher-order</text:span></text:p>
      <text:p text:style-name="P2"/>
      <text:p text:style-name="P2"><text:span text:style-name="Source_20_Text"><text:s text:c="4"/>return H</text:span></text:p>
      <text:p text:style-name="P2"/>
      <text:p text:style-name="P2"><text:span text:style-name="Source_20_Text"># Compute higher-dimensional spectral operator</text:span></text:p>
      <text:p text:style-name="P2"><text:span text:style-name="Source_20_Text">H_higher_dim = higher_dimensional_spectral_operator(mod_3_residues)</text:span></text:p>
      <text:p text:style-name="P2"/>
      <text:p text:style-name="P2"><text:span text:style-name="Source_20_Text"># Compute eigenvalues of the higher-dimensional spectral operator</text:span></text:p>
      <text:p text:style-name="P2"><text:span text:style-name="Source_20_Text">eigenvalues_H_higher_dim = eigvals(H_higher_dim)</text:span></text:p>
      <text:p text:style-name="P2"/>
      <text:p text:style-name="P2"><text:span text:style-name="Source_20_Text"># Check for spectral universality (Gaussian Unitary Ensemble)</text:span></text:p>
      <text:p text:style-name="P2"><text:span text:style-name="Source_20_Text">mean_eigen = np.mean(np.real(eigenvalues_H_higher_dim))</text:span></text:p>
      <text:p text:style-name="P2"><text:span text:style-name="Source_20_Text">std_eigen = np.std(np.real(eigenvalues_H_higher_dim))</text:span></text:p>
      <text:p text:style-name="P2"><text:span text:style-name="Source_20_Text">normalized_eigenvalues = (np.real(eigenvalues_H_higher_dim) - mean_eigen) / std_eigen <text:s/># Standardized for universality testing</text:span></text:p>
      <text:p text:style-name="P2"/>
      <text:p text:style-name="P2"><text:span text:style-name="Source_20_Text"># Plot eigenvalue density</text:span></text:p>
      <text:p text:style-name="P2"><text:span text:style-name="Source_20_Text">plt.figure(figsize=(8, 4))</text:span></text:p>
      <text:p text:style-name="P2"><text:span text:style-name="Source_20_Text">plt.hist(normalized_eigenvalues, bins=30, alpha=0.75, label="Higher-Dimensional Spectral Density")</text:span></text:p>
      <text:p text:style-name="P2"><text:span text:style-name="Source_20_Text">plt.title("Higher-Dimensional Spectral Operator Eigenvalue Distribution")</text:span></text:p>
      <text:p text:style-name="P2"><text:span text:style-name="Source_20_Text">plt.xlabel("Normalized Eigenvalue")</text:span></text:p>
      <text:p text:style-name="P2"><text:span text:style-name="Source_20_Text">plt.ylabel("Density")</text:span></text:p>
      <text:p text:style-name="P2"><text:span text:style-name="Source_20_Text">plt.legend()</text:span></text:p>
      <text:p text:style-name="P2"><text:span text:style-name="Source_20_Text">plt.grid(True)</text:span></text:p>
      <text:p text:style-name="P2"><text:span text:style-name="Source_20_Text">plt.show()</text:span></text:p>
      <text:p text:style-name="P2"/>
      <text:p text:style-name="P2"><text:span text:style-name="Source_20_Text"># Compute spectral correlation with known Riemann Zeta zeros</text:span></text:p>
      <text:p text:style-name="P2"><text:span text:style-name="Source_20_Text">correlation_spectral_higher_dim = np.corrcoef(np.sort(np.real(eigenvalues_H_higher_dim)[:len(riemann_zeros)]), riemann_zeros)[0, 1]</text:span></text:p>
      <text:p text:style-name="P2"/>
      <text:p text:style-name="P2"><text:span text:style-name="Source_20_Text"># Return refined correlation measurement</text:span></text:p>
      <text:p text:style-name="P3"><text:span text:style-name="Source_20_Text">correlation_spectral_higher_dim</text:span></text:p>
      <text:p text:style-name="P5">Result</text:p>
      <text:p text:style-name="P4">0.928832640650175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23:27:45.623852749</meta:creation-date>
    <dc:date>2025-02-08T23:34:14.053583133</dc:date>
    <meta:editing-duration>PT6M29S</meta:editing-duration>
    <meta:editing-cycles>1</meta:editing-cycles>
    <meta:document-statistic meta:table-count="0" meta:image-count="0" meta:object-count="0" meta:page-count="1" meta:paragraph-count="35" meta:word-count="179" meta:character-count="1825" meta:non-whitespace-character-count="1601"/>
    <meta:generator>LibreOffice/24.2.7.2$Linux_X86_64 LibreOffice_project/420$Build-2</meta:generator>
  </office:meta>
</office:document-meta>
</file>